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veryone... where are youuu...?</text:p>
          </table:table-cell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 office:value-type="string">
            <text:p>Anyooone... *sob*...</text:p>
          </table:table-cell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 office:value-type="string">
            <text:p>Eek...! Wh-Wh-Who's there...?!</text:p>
          </table:table-cell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ahh!! Hime-chan, found ya!!!</text:p>
          </table:table-cell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-A...</text:p>
          </table:table-cell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 office:value-type="string">
            <text:p>AKIZORA-SAAAAAAAAAAAAAN!!!</text:p>
          </table:table-cell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〜! I was so lonely all on my own—!!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you're lost too, Akizora-san?</text:p>
          </table:table-cell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'd totally pass the official bein'-lost
certification with a first-class glade!!</text:p>
          </table:table-cell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ee-hee! Then I should take the exam next
time, too.</text:p>
          </table:table-cell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!! She's gunnin' for the top grade!!</text:p>
          </table:table-cell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 office:value-type="string">
            <text:p>By the way, are ya hungry, Hime-chan?</text:p>
          </table:table-cell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are you talking about, all of a
sudden?</text:p>
          </table:table-cell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found some super-tasty mushrooms at the
base of a tree over there!</text:p>
          </table:table-cell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 office:value-type="string">
            <text:p>Feast your eyes on these!!</text:p>
          </table:table-cell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... you certainly picked a lot of them...</text:p>
          </table:table-cell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 office:value-type="string">
            <text:p>A-Are those mushrooms okay?</text:p>
          </table:table-cell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 office:value-type="string">
            <text:p>In fact, did you eat them raw...?!</text:p>
          </table:table-cell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as kinda nervous at first, but when
I gave 'em a taste they turned out to be
real delicious!</text:p>
          </table:table-cell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 office:value-type="string">
            <text:p>Why dont'cha give one a try, Hime-chan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</text:p>
          </table:table-cell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 office:value-type="string">
            <text:p>I'm really not sure about having them raw...</text:p>
          </table:table-cell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n't worry about it! In fact, these ones
might even be yummier uncooked?</text:p>
          </table:table-cell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 office:value-type="string">
            <text:p>*munch* *munch*... ahh〜, dee-lish!</text:p>
          </table:table-cell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 office:value-type="string">
            <text:p>(Th... They certainly look good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 office:value-type="string">
            <text:p>I-In that case... maybe I'll try a little...
just a tiny bit...?</text:p>
          </table:table-cell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the spirit! Here!</text:p>
          </table:table-cell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nom*</text:p>
          </table:table-cell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? Well?</text:p>
          </table:table-cell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good...! Even though it's raw, it tastes
as though it's been foil-wrapped and roasted...!</text:p>
          </table:table-cell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now, right—?!</text:p>
          </table:table-cell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 office:value-type="string">
            <text:p>I've got more where that came from, so let's
chill out and chow down 'til the fog goes
away!</text:p>
          </table:table-cell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at case, I'll take a little more.</text:p>
          </table:table-cell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a mushroom party, just the two of us!!</text:p>
          </table:table-cell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head feels kinda... fuzzy..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 office:value-type="string">
            <text:p>Your face looks a little red...</text:p>
          </table:table-cell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h〜, I'm fine, I'm fine...</text:p>
          </table:table-cell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 office:value-type="string">
            <text:p>I actually feel kinda good...</text:p>
          </table:table-cell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 office:value-type="string">
            <text:p>Forget about me, you're looking kinda red
yourself, Hime-chan〜!</text:p>
          </table:table-cell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I-Is that right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 office:value-type="string">
            <text:p>Come to think of it, I also feel a little...
dizzy...</text:p>
          </table:table-cell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 office:value-type="string">
            <text:p>Those mushrooms must have been...
p-poisonous, after all...</text:p>
          </table:table-cell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 ♪! S'cool, s'cool! You can do anythin'
you set your mind to! If ya don't shet yer
mind to it, ya... *hic*!</text:p>
          </table:table-cell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kisora-saaaaaan...!</text:p>
          </table:table-cell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 office:value-type="string">
            <text:p>*hic*!</text:p>
          </table:table-cell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uu〜... zzzz〜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 Akishora-shaaaan!</text:p>
          </table:table-cell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 office:value-type="string">
            <text:p>Wake up, pleeeashe! The misht'sh gone awaaay!</text:p>
          </table:table-cell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 office:value-type="string">
            <text:p>Let'sh go'nd fin' the othersh!</text:p>
          </table:table-cell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ah... ah... good idea...</text:p>
          </table:table-cell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 office:value-type="string">
            <text:p>We can probably find our way back like this!</text:p>
          </table:table-cell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 office:value-type="string">
            <text:p>Let's goooo〜!</text:p>
          </table:table-cell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rossroads... I wonder whish way we should
gooo...?</text:p>
          </table:table-cell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t doesn't matter which one we take!</text:p>
          </table:table-cell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 office:value-type="string">
            <text:p>All roads lead back to Saotome-kun〜!</text:p>
          </table:table-cell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 office:value-type="string">
            <text:p>*shudder*</text:p>
          </table:table-cell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 office:value-type="string">
            <text:p>...Ah, time out〜!</text:p>
          </table:table-cell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 office:value-type="string">
            <text:p>Gotta pee〜...</text:p>
          </table:table-cell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I〜!! Akishora-shan!!</text:p>
          </table:table-cell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h?!</text:p>
          </table:table-cell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irls shouldn'd pee outshide!</text:p>
          </table:table-cell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 office:value-type="string">
            <text:p>Wait until we reash a reshtroom!!</text:p>
          </table:table-cell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y-yeah...</text:p>
          </table:table-cell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〜... too bad! Another dead eeend〜...</text:p>
          </table:table-cell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h okay! Let'sh try the nexsht one!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how 'bout I try that path over
there〜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 office:value-type="string">
            <text:p>While you take a look down that over one〜...</text:p>
          </table:table-cell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only shayin' that sho you can go and
pee in the bushesh, aren'tsha!!</text:p>
          </table:table-cell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 office:value-type="string">
            <text:p>You should have more shame ash a woman!</text:p>
          </table:table-cell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but〜... I wanna gooo〜!</text:p>
          </table:table-cell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 office:value-type="string">
            <text:p>I can't hold it anymooore〜!</text:p>
          </table:table-cell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gh〜!</text:p>
          </table:table-cell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 office:value-type="string">
            <text:p>Don' lie to me! You can shtill hold it jusht
fine!</text:p>
          </table:table-cell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eh... when'd ya get so strict,
Hime-chaaaan〜...!!</text:p>
          </table:table-cell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ime-chan... I'm beggin' ya, I gotta
pee...</text:p>
          </table:table-cell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 office:value-type="string">
            <text:p>I'm pretty much at my limit... holdin' it ain't
easy on the body, ya know〜?</text:p>
          </table:table-cell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h shertainly shrue, but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 office:value-type="string">
            <text:p>I shtill can't feel a pee aura comin' oudda
ya, Akishora-san!</text:p>
          </table:table-cell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 office:value-type="string">
            <text:p>That meansh you can shtill hold it!!</text:p>
          </table:table-cell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ever thought I'd hear the words “pee aura”
comin' outta Hime-chan's mout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